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40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over Test 2014-07-31</text:p>
          </draw:text-box>
        </draw:frame>
        <draw:frame presentation:style-name="pr2" draw:text-style-name="P2" draw:layer="layout" svg:width="24.639cm" svg:height="5.409cm" svg:x="1.4cm" svg:y="14.284cm" presentation:class="subtitle" presentation:user-transformed="true">
          <draw:text-box>
            <text:p text:style-name="P1"><text:span text:style-name="T1">Sentences:</text:span></text:p>
            <text:p text:style-name="P1"><text:span text:style-name="T1">1. Robot went left of table.</text:span></text:p>
            <text:p text:style-name="P1"><text:span text:style-name="T1">2. Robot went right of chair.</text:span></text:p>
            <text:p text:style-name="P1"><text:span text:style-name="T1">3. Robot went in front of table.</text:span></text:p>
            <text:p text:style-name="P1"><text:span text:style-name="T1">4. Robot went behind table.</text:span></text:p>
            <text:p text:style-name="P1"><text:span text:style-name="T1">5. Robot went between table and chair.</text:span></text:p>
          </draw:text-box>
        </draw:frame>
        <draw:custom-shape draw:style-name="gr1" draw:text-style-name="P3" draw:layer="layout" svg:width="16.256cm" svg:height="11.176cm" svg:x="7.62cm" svg:y="4.06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54cm" svg:height="0.962cm" svg:x="14.478cm" svg:y="3.318cm">
          <draw:text-box>
            <text:p>20.1 ft.</text:p>
          </draw:text-box>
        </draw:frame>
        <draw:frame draw:style-name="gr2" draw:layer="layout" svg:width="2.54cm" svg:height="0.962cm" svg:x="23.646cm" svg:y="10.773cm">
          <draw:text-box>
            <text:p>16.7 ft.</text:p>
          </draw:text-box>
        </draw:frame>
        <draw:line draw:style-name="gr3" draw:text-style-name="P3" draw:layer="layout" svg:x1="24.122cm" svg:y1="10.668cm" svg:x2="24.122cm" svg:y2="4.064cm">
          <text:p/>
        </draw:line>
        <draw:line draw:style-name="gr3" draw:text-style-name="P3" draw:layer="layout" svg:x1="24.122cm" svg:y1="11.784cm" svg:x2="24.122cm" svg:y2="15.24cm">
          <text:p/>
        </draw:line>
        <draw:line draw:style-name="gr3" draw:text-style-name="P3" draw:layer="layout" svg:x1="14.478cm" svg:y1="3.772cm" svg:x2="7.62cm" svg:y2="3.772cm">
          <text:p/>
        </draw:line>
        <draw:line draw:style-name="gr3" draw:text-style-name="P3" draw:layer="layout" svg:x1="16.764cm" svg:y1="3.772cm" svg:x2="23.876cm" svg:y2="3.772cm">
          <text:p/>
        </draw:line>
        <draw:custom-shape draw:style-name="gr4" draw:text-style-name="P3" draw:layer="layout" svg:width="0.972cm" svg:height="1.016cm" svg:x="19.856cm" svg:y="8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2.03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522cm" svg:height="0.725cm" svg:x="11.884cm" svg:y="8.028cm">
          <draw:text-box>
            <text:p><text:span text:style-name="T2">Table</text:span></text:p>
          </draw:text-box>
        </draw:frame>
        <draw:frame draw:style-name="gr5" draw:text-style-name="P4" draw:layer="layout" svg:width="1.514cm" svg:height="0.725cm" svg:x="19.504cm" svg:y="8.128cm">
          <draw:text-box>
            <text:p><text:span text:style-name="T2">Chair</text:span></text:p>
          </draw:text-box>
        </draw:frame>
        <draw:frame draw:style-name="gr2" draw:text-style-name="P5" draw:layer="layout" svg:width="2.54cm" svg:height="0.839cm" svg:x="15.14cm" svg:y="9.806cm">
          <draw:text-box>
            <text:p><text:span text:style-name="T3">8.27 ft.</text:span></text:p>
          </draw:text-box>
        </draw:frame>
        <draw:frame draw:style-name="gr6" draw:text-style-name="P5" draw:layer="layout" svg:width="7.874cm" svg:height="0.839cm" svg:x="17.78cm" svg:y="16.002cm">
          <draw:text-box>
            <text:p><text:span text:style-name="T3">Note: Drawing not to scale.</text:span></text:p>
          </draw:text-box>
        </draw:frame>
        <draw:line draw:style-name="gr3" draw:text-style-name="P3" draw:layer="layout" svg:x1="15.24cm" svg:y1="10.16cm" svg:x2="12.7cm" svg:y2="10.16cm">
          <text:p/>
        </draw:line>
        <draw:line draw:style-name="gr3" draw:text-style-name="P3" draw:layer="layout" svg:x1="17.018cm" svg:y1="10.16cm" svg:x2="20.32cm" svg:y2="10.16cm">
          <text:p/>
        </draw:line>
        <draw:frame draw:style-name="gr2" draw:text-style-name="P5" draw:layer="layout" svg:width="2.54cm" svg:height="0.839cm" svg:x="20.928cm" svg:y="9.806cm">
          <draw:text-box>
            <text:p><text:span text:style-name="T3">5.75 ft.</text:span></text:p>
          </draw:text-box>
        </draw:frame>
        <draw:line draw:style-name="gr3" draw:text-style-name="P3" draw:layer="layout" svg:x1="21.082cm" svg:y1="10.183cm" svg:x2="20.274cm" svg:y2="10.183cm">
          <text:p/>
        </draw:line>
        <draw:line draw:style-name="gr3" draw:text-style-name="P3" draw:layer="layout" svg:x1="22.86cm" svg:y1="10.16cm" svg:x2="23.876cm" svg:y2="10.183cm">
          <text:p/>
        </draw:line>
        <draw:frame draw:style-name="gr2" draw:text-style-name="P5" draw:layer="layout" svg:width="2.54cm" svg:height="0.839cm" svg:x="9.398cm" svg:y="9.729cm">
          <draw:text-box>
            <text:p><text:span text:style-name="T3">6.08 ft.</text:span></text:p>
          </draw:text-box>
        </draw:frame>
        <draw:line draw:style-name="gr3" draw:text-style-name="P3" draw:layer="layout" svg:x1="9.652cm" svg:y1="10.16cm" svg:x2="7.62cm" svg:y2="10.16cm">
          <text:p/>
        </draw:line>
        <draw:line draw:style-name="gr3" draw:text-style-name="P3" draw:layer="layout" svg:x1="11.176cm" svg:y1="10.183cm" svg:x2="12.7cm" svg:y2="10.183cm">
          <text:p/>
        </draw:line>
        <draw:custom-shape draw:style-name="gr4" draw:text-style-name="P3" draw:layer="layout" svg:width="0.613cm" svg:height="0.613cm" draw:transform="rotate (-0.785398163397449) translate (15.794cm 14.781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407.8175895765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.653cm" svg:height="0.725cm" svg:x="14.732cm" svg:y="15.494cm">
          <draw:text-box>
            <text:p><text:span text:style-name="T2">Robot Start</text:span></text:p>
          </draw:text-box>
        </draw:frame>
        <draw:frame draw:style-name="gr2" draw:text-style-name="P5" draw:layer="layout" svg:width="2.54cm" svg:height="0.839cm" svg:x="15.14cm" svg:y="9.807cm">
          <draw:text-box>
            <text:p><text:span text:style-name="T3">8.27 ft.</text:span></text:p>
          </draw:text-box>
        </draw:frame>
        <draw:line draw:style-name="gr3" draw:text-style-name="P3" draw:layer="layout" svg:x1="15.24cm" svg:y1="10.161cm" svg:x2="12.7cm" svg:y2="10.161cm">
          <text:p/>
        </draw:line>
        <draw:line draw:style-name="gr3" draw:text-style-name="P3" draw:layer="layout" svg:x1="17.018cm" svg:y1="10.161cm" svg:x2="20.32cm" svg:y2="10.161cm">
          <text:p/>
        </draw:line>
        <draw:frame draw:style-name="gr2" draw:text-style-name="P5" draw:layer="layout" svg:width="2.54cm" svg:height="0.839cm" svg:x="10.06cm" svg:y="14.478cm">
          <draw:text-box>
            <text:p><text:span text:style-name="T3">10.2 ft.</text:span></text:p>
          </draw:text-box>
        </draw:frame>
        <draw:line draw:style-name="gr3" draw:text-style-name="P3" draw:layer="layout" svg:x1="10.16cm" svg:y1="14.832cm" svg:x2="7.62cm" svg:y2="14.832cm">
          <text:p/>
        </draw:line>
        <draw:line draw:style-name="gr3" draw:text-style-name="P3" draw:layer="layout" svg:x1="11.938cm" svg:y1="14.832cm" svg:x2="15.748cm" svg:y2="14.832cm">
          <text:p/>
        </draw:line>
        <draw:line draw:style-name="gr3" draw:text-style-name="P3" draw:layer="layout" svg:x1="13.416cm" svg:y1="11.684cm" svg:x2="13.416cm" svg:y2="9.398cm">
          <text:p/>
        </draw:line>
        <draw:frame draw:style-name="gr2" draw:text-style-name="P5" draw:layer="layout" svg:width="2.54cm" svg:height="0.839cm" svg:x="12.7cm" svg:y="11.861cm">
          <draw:text-box>
            <text:p><text:span text:style-name="T3">8.37 ft.</text:span></text:p>
          </draw:text-box>
        </draw:frame>
        <draw:line draw:style-name="gr3" draw:text-style-name="P3" draw:layer="layout" svg:x1="13.416cm" svg:y1="12.7cm" svg:x2="13.416cm" svg:y2="15.24cm">
          <text:p/>
        </draw:line>
        <draw:line draw:style-name="gr3" draw:text-style-name="P3" draw:layer="layout" svg:x1="19.688cm" svg:y1="11.684cm" svg:x2="19.688cm" svg:y2="9.398cm">
          <text:p/>
        </draw:line>
        <draw:frame draw:style-name="gr2" draw:text-style-name="P5" draw:layer="layout" svg:width="2.54cm" svg:height="0.839cm" svg:x="18.672cm" svg:y="11.861cm">
          <draw:text-box>
            <text:p><text:span text:style-name="T3">8.33 ft.</text:span></text:p>
          </draw:text-box>
        </draw:frame>
        <draw:line draw:style-name="gr3" draw:text-style-name="P3" draw:layer="layout" svg:x1="19.688cm" svg:y1="12.7cm" svg:x2="19.688cm" svg:y2="15.24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cott Bronikowski</meta:initial-creator>
    <meta:creation-date>2014-07-31T17:29:30</meta:creation-date>
    <dc:date>2014-07-31T18:03:19</dc:date>
    <dc:creator>Scott Bronikowski</dc:creator>
    <meta:editing-duration>PT31M10S</meta:editing-duration>
    <meta:editing-cycles>2</meta:editing-cycles>
    <meta:generator>LibreOffice/3.5$Linux_X86_64 LibreOffice_project/350m1$Build-2</meta:generator>
    <meta:document-statistic meta:object-count="60"/>
  </office:meta>
</office:document-meta>
</file>